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804cm" svg:height="12.269cm" svg:x="11.823cm" svg:y="0.637cm">
            <draw:object draw:notify-on-update-of-ranges="Sheet1.A1:Sheet1.A1 Sheet1.A2:Sheet1.A50 Sheet1.B1:Sheet1.B1 Sheet1.B2:Sheet1.B50 Sheet1.A1:Sheet1.A1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813" calcext:value-type="float">
            <text:p>8813</text:p>
          </table:table-cell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733" calcext:value-type="float">
            <text:p>6733</text:p>
          </table:table-cell>
          <table:table-cell office:value-type="string" calcext:value-type="string">
            <text:p>15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561" calcext:value-type="float">
            <text:p>10561</text:p>
          </table:table-cell>
          <table:table-cell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4993" calcext:value-type="float">
            <text:p>14993</text:p>
          </table:table-cell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152" calcext:value-type="float">
            <text:p>9152</text:p>
          </table:table-cell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228" calcext:value-type="float">
            <text:p>8228</text:p>
          </table:table-cell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9022" calcext:value-type="float">
            <text:p>9022</text:p>
          </table:table-cell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2417" calcext:value-type="float">
            <text:p>12417</text:p>
          </table:table-cell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30-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30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-1442" calcext:value-type="float">
            <text:p>-1442</text:p>
          </table:table-cell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-4977" calcext:value-type="float">
            <text:p>-4977</text:p>
          </table:table-cell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-2097" calcext:value-type="float">
            <text:p>-2097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-3469" calcext:value-type="float">
            <text:p>-3469</text:p>
          </table:table-cell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-8671" calcext:value-type="float">
            <text:p>-8671</text:p>
          </table:table-cell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-1275" calcext:value-type="float">
            <text:p>-1275</text:p>
          </table:table-cell>
          <table:table-cell office:value-type="string" calcext:value-type="string">
            <text:p>60-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-5357" calcext:value-type="float">
            <text:p>-5357</text:p>
          </table:table-cell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-6278" calcext:value-type="float">
            <text:p>-6278</text:p>
          </table:table-cell>
          <table:table-cell office:value-type="string" calcext:value-type="string">
            <text:p>60-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7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5022" calcext:value-type="float">
            <text:p>-5022</text:p>
          </table:table-cell>
          <table:table-cell office:value-type="string" calcext:value-type="string">
            <text:p>75-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893" calcext:value-type="float">
            <text:p>7893</text:p>
          </table:table-cell>
          <table:table-cell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6767" calcext:value-type="float">
            <text:p>-6767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-3147" calcext:value-type="float">
            <text:p>-3147</text:p>
          </table:table-cell>
          <table:table-cell office:value-type="string" calcext:value-type="string">
            <text:p>90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-6513" calcext:value-type="float">
            <text:p>-6513</text:p>
          </table:table-cell>
          <table:table-cell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-5641" calcext:value-type="float">
            <text:p>-5641</text:p>
          </table:table-cell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90-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844" calcext:value-type="float">
            <text:p>5844</text:p>
          </table:table-cell>
          <table:table-cell office:value-type="string" calcext:value-type="string">
            <text:p>100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100-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13667" calcext:value-type="float">
            <text:p>13667</text:p>
          </table:table-cell>
          <table:table-cell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100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-4388" calcext:value-type="float">
            <text:p>-4388</text:p>
          </table:table-cell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21:46:23.415103259</dc:date>
    <meta:document-statistic meta:table-count="1" meta:cell-count="2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05cm" svg:height="12.27cm" xlink:href=".." xlink:type="simple" chart:class="chart:scatter" chart:style-name="ch1">
        <chart:legend chart:legend-position="end" svg:x="17.974cm" svg:y="5.587cm" style:legend-expansion="high" chart:style-name="ch2"/>
        <chart:plot-area chart:style-name="ch3" table:cell-range-address="Sheet1.A1:Sheet1.C50" chart:data-source-has-labels="row" svg:x="1.447cm" svg:y="0.245cm" svg:width="16.091cm" svg:height="10.799cm">
          <chartooo:coordinate-region svg:x="2.73cm" svg:y="0.444cm" svg:width="14.186cm" svg:height="9.953cm"/>
          <chart:axis chart:dimension="x" chart:name="primary-x" chart:style-name="ch4">
            <chart:title svg:x="8.72cm" svg:y="11.289cm" chart:style-name="ch5">
              <text:p>Calibrage</text:p>
            </chart:title>
          </chart:axis>
          <chart:axis chart:dimension="y" chart:name="primary-y" chart:style-name="ch6">
            <chart:title svg:x="0.451cm" svg:y="6.125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38">
                <text:p>38</text:p>
                <draw:g>
                  <svg:desc>Sheet1.B2:Sheet1.B50</svg:desc>
                </draw:g>
              </table:table-cell>
              <table:table-cell office:value-type="float" office:value="1285">
                <text:p>1285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8813">
                <text:p>8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10561">
                <text:p>10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4993">
                <text:p>14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8228">
                <text:p>8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2417">
                <text:p>12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-4977">
                <text:p>-4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-2097">
                <text:p>-2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-3469">
                <text:p>-3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-8671">
                <text:p>-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-5357">
                <text:p>-5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-6278">
                <text:p>-6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5022">
                <text:p>-5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-6767">
                <text:p>-67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-3147">
                <text:p>-3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-6513">
                <text:p>-6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7955">
                <text:p>79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-5641">
                <text:p>-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10043">
                <text:p>10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-4388">
                <text:p>-4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